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c0c0c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72cm" fo:margin-left="0.028cm" fo:margin-right="0cm" table:align="margins"/>
    </style:style>
    <style:style style:name="Tabela4.A" style:family="table-column">
      <style:table-column-properties style:column-width="0.594cm" style:rel-column-width="2295*"/>
    </style:style>
    <style:style style:name="Tabela4.B" style:family="table-column">
      <style:table-column-properties style:column-width="5.038cm" style:rel-column-width="19452*"/>
    </style:style>
    <style:style style:name="Tabela4.C" style:family="table-column">
      <style:table-column-properties style:column-width="2.842cm" style:rel-column-width="10972*"/>
    </style:style>
    <style:style style:name="Tabela4.D" style:family="table-column">
      <style:table-column-properties style:column-width="2.84cm" style:rel-column-width="10965*"/>
    </style:style>
    <style:style style:name="Tabela4.E" style:family="table-column">
      <style:table-column-properties style:column-width="2.817cm" style:rel-column-width="10877*"/>
    </style:style>
    <style:style style:name="Tabela4.F" style:family="table-column">
      <style:table-column-properties style:column-width="2.842cm" style:rel-column-width="10974*"/>
    </style:style>
    <style:style style:name="Tabe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F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none" fo:border-top="none" fo:border-bottom="0.05pt solid #000000"/>
    </style:style>
    <style:style style:name="Tabela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none" fo:border-top="none" fo:border-bottom="0.05pt solid #000000"/>
    </style:style>
    <style:style style:name="Tabela4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none" fo:border-top="none" fo:border-bottom="0.05pt solid #000000"/>
    </style:style>
    <style:style style:name="Tabela4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none" fo:border-top="none" fo:border-bottom="0.05pt solid #000000"/>
    </style:style>
    <style:style style:name="Tabela4.E11" style:family="table-cell">
      <style:table-cell-properties fo:padding="0.097cm" fo:border-left="0.05pt solid #000000" fo:border-right="none" fo:border-top="none" fo:border-bottom="0.05pt solid #000000"/>
    </style:style>
    <style:style style:name="Tabela4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none" fo:border-top="none" fo:border-bottom="0.05pt solid #000000"/>
    </style:style>
    <style:style style:name="Tabela4.E12" style:family="table-cell">
      <style:table-cell-properties fo:padding="0.097cm" fo:border-left="0.05pt solid #000000" fo:border-right="none" fo:border-top="none" fo:border-bottom="0.05pt solid #000000"/>
    </style:style>
    <style:style style:name="Tabela4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none" fo:border-top="none" fo:border-bottom="0.05pt solid #000000"/>
    </style:style>
    <style:style style:name="Tabela4.E13" style:family="table-cell">
      <style:table-cell-properties fo:padding="0.097cm" fo:border-left="0.05pt solid #000000" fo:border-right="none" fo:border-top="none" fo:border-bottom="0.05pt solid #000000"/>
    </style:style>
    <style:style style:name="Tabela4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none" fo:border-top="none" fo:border-bottom="0.05pt solid #000000"/>
    </style:style>
    <style:style style:name="Tabela4.E14" style:family="table-cell">
      <style:table-cell-properties fo:padding="0.097cm" fo:border-left="0.05pt solid #000000" fo:border-right="none" fo:border-top="none" fo:border-bottom="0.05pt solid #000000"/>
    </style:style>
    <style:style style:name="Tabela4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none" fo:border-top="none" fo:border-bottom="0.05pt solid #000000"/>
    </style:style>
    <style:style style:name="Tabela4.E15" style:family="table-cell">
      <style:table-cell-properties fo:padding="0.097cm" fo:border-left="0.05pt solid #000000" fo:border-right="none" fo:border-top="none" fo:border-bottom="0.05pt solid #000000"/>
    </style:style>
    <style:style style:name="Tabela4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none" fo:border-top="none" fo:border-bottom="0.05pt solid #000000"/>
    </style:style>
    <style:style style:name="Tabela4.E16" style:family="table-cell">
      <style:table-cell-properties fo:padding="0.097cm" fo:border-left="0.05pt solid #000000" fo:border-right="none" fo:border-top="none" fo:border-bottom="0.05pt solid #000000"/>
    </style:style>
    <style:style style:name="Tabela4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none" fo:border-top="none" fo:border-bottom="0.05pt solid #000000"/>
    </style:style>
    <style:style style:name="Tabela4.E17" style:family="table-cell">
      <style:table-cell-properties fo:padding="0.097cm" fo:border-left="0.05pt solid #000000" fo:border-right="none" fo:border-top="none" fo:border-bottom="0.05pt solid #000000"/>
    </style:style>
    <style:style style:name="Tabela4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none" fo:border-top="none" fo:border-bottom="0.05pt solid #000000"/>
    </style:style>
    <style:style style:name="Tabela4.E18" style:family="table-cell">
      <style:table-cell-properties fo:padding="0.097cm" fo:border-left="0.05pt solid #000000" fo:border-right="none" fo:border-top="none" fo:border-bottom="0.05pt solid #000000"/>
    </style:style>
    <style:style style:name="Tabela4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none" fo:border-top="none" fo:border-bottom="0.05pt solid #000000"/>
    </style:style>
    <style:style style:name="Tabela4.E19" style:family="table-cell">
      <style:table-cell-properties fo:padding="0.097cm" fo:border-left="0.05pt solid #000000" fo:border-right="none" fo:border-top="none" fo:border-bottom="0.05pt solid #000000"/>
    </style:style>
    <style:style style:name="Tabe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none" fo:border-top="none" fo:border-bottom="0.05pt solid #000000"/>
    </style:style>
    <style:style style:name="Tabela4.E20" style:family="table-cell">
      <style:table-cell-properties fo:padding="0.097cm" fo:border-left="0.05pt solid #000000" fo:border-right="none" fo:border-top="none" fo:border-bottom="0.05pt solid #000000"/>
    </style:style>
    <style:style style:name="Tabela4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1" style:family="table-cell">
      <style:table-cell-properties fo:padding="0.097cm" fo:border-left="0.05pt solid #000000" fo:border-right="none" fo:border-top="none" fo:border-bottom="0.05pt solid #000000"/>
    </style:style>
    <style:style style:name="Tabela4.C21" style:family="table-cell">
      <style:table-cell-properties fo:padding="0.097cm" fo:border-left="0.05pt solid #000000" fo:border-right="none" fo:border-top="none" fo:border-bottom="0.05pt solid #000000"/>
    </style:style>
    <style:style style:name="Tabela4.D21" style:family="table-cell">
      <style:table-cell-properties fo:padding="0.097cm" fo:border-left="0.05pt solid #000000" fo:border-right="none" fo:border-top="none" fo:border-bottom="0.05pt solid #000000"/>
    </style:style>
    <style:style style:name="Tabela4.E21" style:family="table-cell">
      <style:table-cell-properties fo:padding="0.097cm" fo:border-left="0.05pt solid #000000" fo:border-right="none" fo:border-top="none" fo:border-bottom="0.05pt solid #000000"/>
    </style:style>
    <style:style style:name="Tabe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2" style:family="table-cell">
      <style:table-cell-properties fo:padding="0.097cm" fo:border-left="0.05pt solid #000000" fo:border-right="none" fo:border-top="none" fo:border-bottom="0.05pt solid #000000"/>
    </style:style>
    <style:style style:name="Tabela4.C22" style:family="table-cell">
      <style:table-cell-properties fo:padding="0.097cm" fo:border-left="0.05pt solid #000000" fo:border-right="none" fo:border-top="none" fo:border-bottom="0.05pt solid #000000"/>
    </style:style>
    <style:style style:name="Tabela4.D22" style:family="table-cell">
      <style:table-cell-properties fo:padding="0.097cm" fo:border-left="0.05pt solid #000000" fo:border-right="none" fo:border-top="none" fo:border-bottom="0.05pt solid #000000"/>
    </style:style>
    <style:style style:name="Tabela4.E22" style:family="table-cell">
      <style:table-cell-properties fo:padding="0.097cm" fo:border-left="0.05pt solid #000000" fo:border-right="none" fo:border-top="none" fo:border-bottom="0.05pt solid #000000"/>
    </style:style>
    <style:style style:name="Tabela4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3" style:family="table-cell">
      <style:table-cell-properties fo:padding="0.097cm" fo:border-left="0.05pt solid #000000" fo:border-right="none" fo:border-top="none" fo:border-bottom="0.05pt solid #000000"/>
    </style:style>
    <style:style style:name="Tabela4.C23" style:family="table-cell">
      <style:table-cell-properties fo:padding="0.097cm" fo:border-left="0.05pt solid #000000" fo:border-right="none" fo:border-top="none" fo:border-bottom="0.05pt solid #000000"/>
    </style:style>
    <style:style style:name="Tabela4.D23" style:family="table-cell">
      <style:table-cell-properties fo:padding="0.097cm" fo:border-left="0.05pt solid #000000" fo:border-right="none" fo:border-top="none" fo:border-bottom="0.05pt solid #000000"/>
    </style:style>
    <style:style style:name="Tabela4.E23" style:family="table-cell">
      <style:table-cell-properties fo:padding="0.097cm" fo:border-left="0.05pt solid #000000" fo:border-right="none" fo:border-top="none" fo:border-bottom="0.05pt solid #000000"/>
    </style:style>
    <style:style style:name="Tabela4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4" style:family="table-cell">
      <style:table-cell-properties fo:padding="0.097cm" fo:border-left="0.05pt solid #000000" fo:border-right="none" fo:border-top="none" fo:border-bottom="0.05pt solid #000000"/>
    </style:style>
    <style:style style:name="Tabela4.C24" style:family="table-cell">
      <style:table-cell-properties fo:padding="0.097cm" fo:border-left="0.05pt solid #000000" fo:border-right="none" fo:border-top="none" fo:border-bottom="0.05pt solid #000000"/>
    </style:style>
    <style:style style:name="Tabela4.D24" style:family="table-cell">
      <style:table-cell-properties fo:padding="0.097cm" fo:border-left="0.05pt solid #000000" fo:border-right="none" fo:border-top="none" fo:border-bottom="0.05pt solid #000000"/>
    </style:style>
    <style:style style:name="Tabela4.E24" style:family="table-cell">
      <style:table-cell-properties fo:padding="0.097cm" fo:border-left="0.05pt solid #000000" fo:border-right="none" fo:border-top="none" fo:border-bottom="0.05pt solid #000000"/>
    </style:style>
    <style:style style:name="Tabela4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5" style:family="table-cell">
      <style:table-cell-properties fo:padding="0.097cm" fo:border-left="0.05pt solid #000000" fo:border-right="none" fo:border-top="none" fo:border-bottom="0.05pt solid #000000"/>
    </style:style>
    <style:style style:name="Tabela4.C25" style:family="table-cell">
      <style:table-cell-properties fo:padding="0.097cm" fo:border-left="0.05pt solid #000000" fo:border-right="none" fo:border-top="none" fo:border-bottom="0.05pt solid #000000"/>
    </style:style>
    <style:style style:name="Tabela4.D25" style:family="table-cell">
      <style:table-cell-properties fo:padding="0.097cm" fo:border-left="0.05pt solid #000000" fo:border-right="none" fo:border-top="none" fo:border-bottom="0.05pt solid #000000"/>
    </style:style>
    <style:style style:name="Tabela4.E25" style:family="table-cell">
      <style:table-cell-properties fo:padding="0.097cm" fo:border-left="0.05pt solid #000000" fo:border-right="none" fo:border-top="none" fo:border-bottom="0.05pt solid #000000"/>
    </style:style>
    <style:style style:name="Tabela4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6" style:family="table-cell">
      <style:table-cell-properties fo:padding="0.097cm" fo:border-left="0.05pt solid #000000" fo:border-right="none" fo:border-top="none" fo:border-bottom="0.05pt solid #000000"/>
    </style:style>
    <style:style style:name="Tabela4.C26" style:family="table-cell">
      <style:table-cell-properties fo:padding="0.097cm" fo:border-left="0.05pt solid #000000" fo:border-right="none" fo:border-top="none" fo:border-bottom="0.05pt solid #000000"/>
    </style:style>
    <style:style style:name="Tabela4.D26" style:family="table-cell">
      <style:table-cell-properties fo:padding="0.097cm" fo:border-left="0.05pt solid #000000" fo:border-right="none" fo:border-top="none" fo:border-bottom="0.05pt solid #000000"/>
    </style:style>
    <style:style style:name="Tabela4.E26" style:family="table-cell">
      <style:table-cell-properties fo:padding="0.097cm" fo:border-left="0.05pt solid #000000" fo:border-right="none" fo:border-top="none" fo:border-bottom="0.05pt solid #000000"/>
    </style:style>
    <style:style style:name="Tabela4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7" style:family="table-cell">
      <style:table-cell-properties fo:padding="0.097cm" fo:border-left="0.05pt solid #000000" fo:border-right="none" fo:border-top="none" fo:border-bottom="0.05pt solid #000000"/>
    </style:style>
    <style:style style:name="Tabela4.C27" style:family="table-cell">
      <style:table-cell-properties fo:padding="0.097cm" fo:border-left="0.05pt solid #000000" fo:border-right="none" fo:border-top="none" fo:border-bottom="0.05pt solid #000000"/>
    </style:style>
    <style:style style:name="Tabela4.D27" style:family="table-cell">
      <style:table-cell-properties fo:padding="0.097cm" fo:border-left="0.05pt solid #000000" fo:border-right="none" fo:border-top="none" fo:border-bottom="0.05pt solid #000000"/>
    </style:style>
    <style:style style:name="Tabela4.E27" style:family="table-cell">
      <style:table-cell-properties fo:padding="0.097cm" fo:border-left="0.05pt solid #000000" fo:border-right="none" fo:border-top="none" fo:border-bottom="0.05pt solid #000000"/>
    </style:style>
    <style:style style:name="Tabela4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8" style:family="table-cell">
      <style:table-cell-properties fo:padding="0.097cm" fo:border-left="0.05pt solid #000000" fo:border-right="none" fo:border-top="none" fo:border-bottom="0.05pt solid #000000"/>
    </style:style>
    <style:style style:name="Tabela4.C28" style:family="table-cell">
      <style:table-cell-properties fo:padding="0.097cm" fo:border-left="0.05pt solid #000000" fo:border-right="none" fo:border-top="none" fo:border-bottom="0.05pt solid #000000"/>
    </style:style>
    <style:style style:name="Tabela4.D28" style:family="table-cell">
      <style:table-cell-properties fo:padding="0.097cm" fo:border-left="0.05pt solid #000000" fo:border-right="none" fo:border-top="none" fo:border-bottom="0.05pt solid #000000"/>
    </style:style>
    <style:style style:name="Tabela4.E28" style:family="table-cell">
      <style:table-cell-properties fo:padding="0.097cm" fo:border-left="0.05pt solid #000000" fo:border-right="none" fo:border-top="none" fo:border-bottom="0.05pt solid #000000"/>
    </style:style>
    <style:style style:name="Tabela4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29" style:family="table-cell">
      <style:table-cell-properties fo:padding="0.097cm" fo:border-left="0.05pt solid #000000" fo:border-right="none" fo:border-top="none" fo:border-bottom="0.05pt solid #000000"/>
    </style:style>
    <style:style style:name="Tabela4.C29" style:family="table-cell">
      <style:table-cell-properties fo:padding="0.097cm" fo:border-left="0.05pt solid #000000" fo:border-right="none" fo:border-top="none" fo:border-bottom="0.05pt solid #000000"/>
    </style:style>
    <style:style style:name="Tabela4.D29" style:family="table-cell">
      <style:table-cell-properties fo:padding="0.097cm" fo:border-left="0.05pt solid #000000" fo:border-right="none" fo:border-top="none" fo:border-bottom="0.05pt solid #000000"/>
    </style:style>
    <style:style style:name="Tabela4.E29" style:family="table-cell">
      <style:table-cell-properties fo:padding="0.097cm" fo:border-left="0.05pt solid #000000" fo:border-right="none" fo:border-top="none" fo:border-bottom="0.05pt solid #000000"/>
    </style:style>
    <style:style style:name="Tabela4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0" style:family="table-cell">
      <style:table-cell-properties fo:padding="0.097cm" fo:border-left="0.05pt solid #000000" fo:border-right="none" fo:border-top="none" fo:border-bottom="0.05pt solid #000000"/>
    </style:style>
    <style:style style:name="Tabela4.C30" style:family="table-cell">
      <style:table-cell-properties fo:padding="0.097cm" fo:border-left="0.05pt solid #000000" fo:border-right="none" fo:border-top="none" fo:border-bottom="0.05pt solid #000000"/>
    </style:style>
    <style:style style:name="Tabela4.D30" style:family="table-cell">
      <style:table-cell-properties fo:padding="0.097cm" fo:border-left="0.05pt solid #000000" fo:border-right="none" fo:border-top="none" fo:border-bottom="0.05pt solid #000000"/>
    </style:style>
    <style:style style:name="Tabela4.E30" style:family="table-cell">
      <style:table-cell-properties fo:padding="0.097cm" fo:border-left="0.05pt solid #000000" fo:border-right="none" fo:border-top="none" fo:border-bottom="0.05pt solid #000000"/>
    </style:style>
    <style:style style:name="Tabela4.F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1" style:family="table-cell">
      <style:table-cell-properties fo:padding="0.097cm" fo:border-left="0.05pt solid #000000" fo:border-right="none" fo:border-top="none" fo:border-bottom="0.05pt solid #000000"/>
    </style:style>
    <style:style style:name="Tabela4.C31" style:family="table-cell">
      <style:table-cell-properties fo:padding="0.097cm" fo:border-left="0.05pt solid #000000" fo:border-right="none" fo:border-top="none" fo:border-bottom="0.05pt solid #000000"/>
    </style:style>
    <style:style style:name="Tabela4.D31" style:family="table-cell">
      <style:table-cell-properties fo:padding="0.097cm" fo:border-left="0.05pt solid #000000" fo:border-right="none" fo:border-top="none" fo:border-bottom="0.05pt solid #000000"/>
    </style:style>
    <style:style style:name="Tabela4.E31" style:family="table-cell">
      <style:table-cell-properties fo:padding="0.097cm" fo:border-left="0.05pt solid #000000" fo:border-right="none" fo:border-top="none" fo:border-bottom="0.05pt solid #000000"/>
    </style:style>
    <style:style style:name="Tabela4.F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2" style:family="table-cell">
      <style:table-cell-properties fo:padding="0.097cm" fo:border-left="0.05pt solid #000000" fo:border-right="none" fo:border-top="none" fo:border-bottom="0.05pt solid #000000"/>
    </style:style>
    <style:style style:name="Tabela4.C32" style:family="table-cell">
      <style:table-cell-properties fo:padding="0.097cm" fo:border-left="0.05pt solid #000000" fo:border-right="none" fo:border-top="none" fo:border-bottom="0.05pt solid #000000"/>
    </style:style>
    <style:style style:name="Tabela4.D32" style:family="table-cell">
      <style:table-cell-properties fo:padding="0.097cm" fo:border-left="0.05pt solid #000000" fo:border-right="none" fo:border-top="none" fo:border-bottom="0.05pt solid #000000"/>
    </style:style>
    <style:style style:name="Tabela4.E32" style:family="table-cell">
      <style:table-cell-properties fo:padding="0.097cm" fo:border-left="0.05pt solid #000000" fo:border-right="none" fo:border-top="none" fo:border-bottom="0.05pt solid #000000"/>
    </style:style>
    <style:style style:name="Tabela4.F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3" style:family="table-cell">
      <style:table-cell-properties fo:padding="0.097cm" fo:border-left="0.05pt solid #000000" fo:border-right="none" fo:border-top="none" fo:border-bottom="0.05pt solid #000000"/>
    </style:style>
    <style:style style:name="Tabela4.C33" style:family="table-cell">
      <style:table-cell-properties fo:padding="0.097cm" fo:border-left="0.05pt solid #000000" fo:border-right="none" fo:border-top="none" fo:border-bottom="0.05pt solid #000000"/>
    </style:style>
    <style:style style:name="Tabela4.D33" style:family="table-cell">
      <style:table-cell-properties fo:padding="0.097cm" fo:border-left="0.05pt solid #000000" fo:border-right="none" fo:border-top="none" fo:border-bottom="0.05pt solid #000000"/>
    </style:style>
    <style:style style:name="Tabela4.E33" style:family="table-cell">
      <style:table-cell-properties fo:padding="0.097cm" fo:border-left="0.05pt solid #000000" fo:border-right="none" fo:border-top="none" fo:border-bottom="0.05pt solid #000000"/>
    </style:style>
    <style:style style:name="Tabela4.F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4" style:family="table-cell">
      <style:table-cell-properties fo:padding="0.097cm" fo:border-left="0.05pt solid #000000" fo:border-right="none" fo:border-top="none" fo:border-bottom="0.05pt solid #000000"/>
    </style:style>
    <style:style style:name="Tabela4.C34" style:family="table-cell">
      <style:table-cell-properties fo:padding="0.097cm" fo:border-left="0.05pt solid #000000" fo:border-right="none" fo:border-top="none" fo:border-bottom="0.05pt solid #000000"/>
    </style:style>
    <style:style style:name="Tabela4.D34" style:family="table-cell">
      <style:table-cell-properties fo:padding="0.097cm" fo:border-left="0.05pt solid #000000" fo:border-right="none" fo:border-top="none" fo:border-bottom="0.05pt solid #000000"/>
    </style:style>
    <style:style style:name="Tabela4.E34" style:family="table-cell">
      <style:table-cell-properties fo:padding="0.097cm" fo:border-left="0.05pt solid #000000" fo:border-right="none" fo:border-top="none" fo:border-bottom="0.05pt solid #000000"/>
    </style:style>
    <style:style style:name="Tabela4.F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5" style:family="table-cell">
      <style:table-cell-properties fo:padding="0.097cm" fo:border-left="0.05pt solid #000000" fo:border-right="none" fo:border-top="none" fo:border-bottom="0.05pt solid #000000"/>
    </style:style>
    <style:style style:name="Tabela4.C35" style:family="table-cell">
      <style:table-cell-properties fo:padding="0.097cm" fo:border-left="0.05pt solid #000000" fo:border-right="none" fo:border-top="none" fo:border-bottom="0.05pt solid #000000"/>
    </style:style>
    <style:style style:name="Tabela4.D35" style:family="table-cell">
      <style:table-cell-properties fo:padding="0.097cm" fo:border-left="0.05pt solid #000000" fo:border-right="none" fo:border-top="none" fo:border-bottom="0.05pt solid #000000"/>
    </style:style>
    <style:style style:name="Tabela4.E35" style:family="table-cell">
      <style:table-cell-properties fo:padding="0.097cm" fo:border-left="0.05pt solid #000000" fo:border-right="none" fo:border-top="none" fo:border-bottom="0.05pt solid #000000"/>
    </style:style>
    <style:style style:name="Tabela4.F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6" style:family="table-cell">
      <style:table-cell-properties fo:padding="0.097cm" fo:border-left="0.05pt solid #000000" fo:border-right="none" fo:border-top="none" fo:border-bottom="0.05pt solid #000000"/>
    </style:style>
    <style:style style:name="Tabela4.C36" style:family="table-cell">
      <style:table-cell-properties fo:padding="0.097cm" fo:border-left="0.05pt solid #000000" fo:border-right="none" fo:border-top="none" fo:border-bottom="0.05pt solid #000000"/>
    </style:style>
    <style:style style:name="Tabela4.D36" style:family="table-cell">
      <style:table-cell-properties fo:padding="0.097cm" fo:border-left="0.05pt solid #000000" fo:border-right="none" fo:border-top="none" fo:border-bottom="0.05pt solid #000000"/>
    </style:style>
    <style:style style:name="Tabela4.E36" style:family="table-cell">
      <style:table-cell-properties fo:padding="0.097cm" fo:border-left="0.05pt solid #000000" fo:border-right="none" fo:border-top="none" fo:border-bottom="0.05pt solid #000000"/>
    </style:style>
    <style:style style:name="Tabela4.F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7" style:family="table-cell">
      <style:table-cell-properties fo:padding="0.097cm" fo:border-left="0.05pt solid #000000" fo:border-right="none" fo:border-top="none" fo:border-bottom="0.05pt solid #000000"/>
    </style:style>
    <style:style style:name="Tabela4.C37" style:family="table-cell">
      <style:table-cell-properties fo:padding="0.097cm" fo:border-left="0.05pt solid #000000" fo:border-right="none" fo:border-top="none" fo:border-bottom="0.05pt solid #000000"/>
    </style:style>
    <style:style style:name="Tabela4.D37" style:family="table-cell">
      <style:table-cell-properties fo:padding="0.097cm" fo:border-left="0.05pt solid #000000" fo:border-right="none" fo:border-top="none" fo:border-bottom="0.05pt solid #000000"/>
    </style:style>
    <style:style style:name="Tabela4.E37" style:family="table-cell">
      <style:table-cell-properties fo:padding="0.097cm" fo:border-left="0.05pt solid #000000" fo:border-right="none" fo:border-top="none" fo:border-bottom="0.05pt solid #000000"/>
    </style:style>
    <style:style style:name="Tabela4.F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8" style:family="table-cell">
      <style:table-cell-properties fo:padding="0.097cm" fo:border-left="0.05pt solid #000000" fo:border-right="none" fo:border-top="none" fo:border-bottom="0.05pt solid #000000"/>
    </style:style>
    <style:style style:name="Tabela4.C38" style:family="table-cell">
      <style:table-cell-properties fo:padding="0.097cm" fo:border-left="0.05pt solid #000000" fo:border-right="none" fo:border-top="none" fo:border-bottom="0.05pt solid #000000"/>
    </style:style>
    <style:style style:name="Tabela4.D38" style:family="table-cell">
      <style:table-cell-properties fo:padding="0.097cm" fo:border-left="0.05pt solid #000000" fo:border-right="none" fo:border-top="none" fo:border-bottom="0.05pt solid #000000"/>
    </style:style>
    <style:style style:name="Tabela4.E38" style:family="table-cell">
      <style:table-cell-properties fo:padding="0.097cm" fo:border-left="0.05pt solid #000000" fo:border-right="none" fo:border-top="none" fo:border-bottom="0.05pt solid #000000"/>
    </style:style>
    <style:style style:name="Tabela4.F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9" style:family="table-cell">
      <style:table-cell-properties fo:padding="0.097cm" fo:border-left="0.05pt solid #000000" fo:border-right="none" fo:border-top="none" fo:border-bottom="0.05pt solid #000000"/>
    </style:style>
    <style:style style:name="Tabela4.B39" style:family="table-cell">
      <style:table-cell-properties fo:padding="0.097cm" fo:border-left="0.05pt solid #000000" fo:border-right="none" fo:border-top="none" fo:border-bottom="0.05pt solid #000000"/>
    </style:style>
    <style:style style:name="Tabela4.C39" style:family="table-cell">
      <style:table-cell-properties fo:padding="0.097cm" fo:border-left="0.05pt solid #000000" fo:border-right="none" fo:border-top="none" fo:border-bottom="0.05pt solid #000000"/>
    </style:style>
    <style:style style:name="Tabela4.D39" style:family="table-cell">
      <style:table-cell-properties fo:padding="0.097cm" fo:border-left="0.05pt solid #000000" fo:border-right="none" fo:border-top="none" fo:border-bottom="0.05pt solid #000000"/>
    </style:style>
    <style:style style:name="Tabela4.E39" style:family="table-cell">
      <style:table-cell-properties fo:padding="0.097cm" fo:border-left="0.05pt solid #000000" fo:border-right="none" fo:border-top="none" fo:border-bottom="0.05pt solid #000000"/>
    </style:style>
    <style:style style:name="Tabela4.F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e6e6e6" fo:padding="0.097cm" fo:border="0.0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528cm" style:rel-column-width="13599*"/>
    </style:style>
    <style:style style:name="Tabela6.B" style:family="table-column">
      <style:table-column-properties style:column-width="13.473cm" style:rel-column-width="51936*"/>
    </style:style>
    <style:style style:name="Tabela6.A1" style:family="table-cell">
      <style:table-cell-properties fo:background-color="#c0c0c0" fo:padding="0.097cm" fo:border="0.05pt solid #000000">
        <style:background-image/>
      </style:table-cell-properties>
    </style:style>
    <style:style style:name="Tabela6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097cm" fo:border-left="0.05pt solid #000000" fo:border-right="none" fo:border-top="none" fo:border-bottom="0.05pt solid #000000"/>
    </style:style>
    <style:style style:name="Tabela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097cm" fo:border-left="0.05pt solid #000000" fo:border-right="none" fo:border-top="none" fo:border-bottom="0.05pt solid #000000"/>
    </style:style>
    <style:style style:name="Tabela6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097cm" fo:border-left="0.05pt solid #000000" fo:border-right="none" fo:border-top="none" fo:border-bottom="0.05pt solid #000000"/>
    </style:style>
    <style:style style:name="Tabela6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097cm" fo:border-left="0.05pt solid #000000" fo:border-right="none" fo:border-top="none" fo:border-bottom="0.05pt solid #000000"/>
    </style:style>
    <style:style style:name="Tabela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097cm" fo:border-left="0.05pt solid #000000" fo:border-right="none" fo:border-top="none" fo:border-bottom="0.05pt solid #000000"/>
    </style:style>
    <style:style style:name="Tabela6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097cm" fo:border-left="0.05pt solid #000000" fo:border-right="none" fo:border-top="none" fo:border-bottom="0.05pt solid #000000"/>
    </style:style>
    <style:style style:name="Tabela6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097cm" fo:border-left="0.05pt solid #000000" fo:border-right="none" fo:border-top="none" fo:border-bottom="0.05pt solid #000000"/>
    </style:style>
    <style:style style:name="Tabela6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097cm" fo:border-left="0.05pt solid #000000" fo:border-right="none" fo:border-top="none" fo:border-bottom="0.05pt solid #000000"/>
    </style:style>
    <style:style style:name="Tabela6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097cm" fo:border-left="0.05pt solid #000000" fo:border-right="none" fo:border-top="none" fo:border-bottom="0.05pt solid #000000"/>
    </style:style>
    <style:style style:name="Tabela6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3" style:family="table-cell">
      <style:table-cell-properties fo:padding="0.097cm" fo:border-left="0.05pt solid #000000" fo:border-right="none" fo:border-top="none" fo:border-bottom="0.05pt solid #000000"/>
    </style:style>
    <style:style style:name="Tabela6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4" style:family="table-cell">
      <style:table-cell-properties fo:padding="0.097cm" fo:border-left="0.05pt solid #000000" fo:border-right="none" fo:border-top="none" fo:border-bottom="0.05pt solid #000000"/>
    </style:style>
    <style:style style:name="Tabela6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5" style:family="table-cell">
      <style:table-cell-properties fo:padding="0.097cm" fo:border-left="0.05pt solid #000000" fo:border-right="none" fo:border-top="none" fo:border-bottom="0.05pt solid #000000"/>
    </style:style>
    <style:style style:name="Tabela6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7" style:family="table-cell">
      <style:table-cell-properties fo:padding="0.097cm" fo:border-left="0.05pt solid #000000" fo:border-right="none" fo:border-top="none" fo:border-bottom="0.05pt solid #000000"/>
    </style:style>
    <style:style style:name="Tabela6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8" style:family="table-cell">
      <style:table-cell-properties fo:padding="0.097cm" fo:border-left="0.05pt solid #000000" fo:border-right="none" fo:border-top="none" fo:border-bottom="0.05pt solid #000000"/>
    </style:style>
    <style:style style:name="Tabela6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9" style:family="table-cell">
      <style:table-cell-properties fo:padding="0.097cm" fo:border-left="0.05pt solid #000000" fo:border-right="none" fo:border-top="none" fo:border-bottom="0.05pt solid #000000"/>
    </style:style>
    <style:style style:name="Tabela6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0" style:family="table-cell">
      <style:table-cell-properties fo:padding="0.097cm" fo:border-left="0.05pt solid #000000" fo:border-right="none" fo:border-top="none" fo:border-bottom="0.05pt solid #000000"/>
    </style:style>
    <style:style style:name="Tabela6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1" style:family="table-cell">
      <style:table-cell-properties fo:padding="0.097cm" fo:border-left="0.05pt solid #000000" fo:border-right="none" fo:border-top="none" fo:border-bottom="0.05pt solid #000000"/>
    </style:style>
    <style:style style:name="Tabela6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3" style:family="table-cell">
      <style:table-cell-properties fo:padding="0.097cm" fo:border-left="0.05pt solid #000000" fo:border-right="none" fo:border-top="none" fo:border-bottom="0.05pt solid #000000"/>
    </style:style>
    <style:style style:name="Tabela6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4" style:family="table-cell">
      <style:table-cell-properties fo:padding="0.097cm" fo:border-left="0.05pt solid #000000" fo:border-right="none" fo:border-top="none" fo:border-bottom="0.05pt solid #000000"/>
    </style:style>
    <style:style style:name="Tabela6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5" style:family="table-cell">
      <style:table-cell-properties fo:padding="0.097cm" fo:border-left="0.05pt solid #000000" fo:border-right="none" fo:border-top="none" fo:border-bottom="0.05pt solid #000000"/>
    </style:style>
    <style:style style:name="Tabela6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6" style:family="table-cell">
      <style:table-cell-properties fo:padding="0.097cm" fo:border-left="0.05pt solid #000000" fo:border-right="none" fo:border-top="none" fo:border-bottom="0.05pt solid #000000"/>
    </style:style>
    <style:style style:name="Tabela6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7" style:family="table-cell">
      <style:table-cell-properties fo:padding="0.097cm" fo:border-left="0.05pt solid #000000" fo:border-right="none" fo:border-top="none" fo:border-bottom="0.05pt solid #000000"/>
    </style:style>
    <style:style style:name="Tabela6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8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40" style:family="table-cell">
      <style:table-cell-properties fo:padding="0.097cm" fo:border-left="0.05pt solid #000000" fo:border-right="none" fo:border-top="none" fo:border-bottom="0.05pt solid #000000"/>
    </style:style>
    <style:style style:name="Tabela6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1" style:family="table-cell">
      <style:table-cell-properties fo:padding="0.097cm" fo:border-left="0.05pt solid #000000" fo:border-right="none" fo:border-top="none" fo:border-bottom="0.05pt solid #000000"/>
    </style:style>
    <style:style style:name="Tabela6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2" style:family="table-cell">
      <style:table-cell-properties fo:padding="0.097cm" fo:border-left="0.05pt solid #000000" fo:border-right="none" fo:border-top="none" fo:border-bottom="0.05pt solid #000000"/>
    </style:style>
    <style:style style:name="Tabela6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3" style:family="table-cell">
      <style:table-cell-properties fo:padding="0.097cm" fo:border-left="0.05pt solid #000000" fo:border-right="none" fo:border-top="none" fo:border-bottom="0.05pt solid #000000"/>
    </style:style>
    <style:style style:name="Tabela6.B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4" style:family="table-cell">
      <style:table-cell-properties fo:padding="0.097cm" fo:border-left="0.05pt solid #000000" fo:border-right="none" fo:border-top="none" fo:border-bottom="0.05pt solid #000000"/>
    </style:style>
    <style:style style:name="Tabela6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6" style:family="table-cell">
      <style:table-cell-properties fo:padding="0.097cm" fo:border-left="0.05pt solid #000000" fo:border-right="none" fo:border-top="none" fo:border-bottom="0.05pt solid #000000"/>
    </style:style>
    <style:style style:name="Tabela6.B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7" style:family="table-cell">
      <style:table-cell-properties fo:padding="0.097cm" fo:border-left="0.05pt solid #000000" fo:border-right="none" fo:border-top="none" fo:border-bottom="0.05pt solid #000000"/>
    </style:style>
    <style:style style:name="Tabela6.B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8" style:family="table-cell">
      <style:table-cell-properties fo:padding="0.097cm" fo:border-left="0.05pt solid #000000" fo:border-right="none" fo:border-top="none" fo:border-bottom="0.05pt solid #000000"/>
    </style:style>
    <style:style style:name="Tabela6.B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9" style:family="table-cell">
      <style:table-cell-properties fo:padding="0.097cm" fo:border-left="0.05pt solid #000000" fo:border-right="none" fo:border-top="none" fo:border-bottom="0.05pt solid #000000"/>
    </style:style>
    <style:style style:name="Tabela6.B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0" style:family="table-cell">
      <style:table-cell-properties fo:padding="0.097cm" fo:border-left="0.05pt solid #000000" fo:border-right="none" fo:border-top="none" fo:border-bottom="0.05pt solid #000000"/>
    </style:style>
    <style:style style:name="Tabela6.B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3" style:family="table-cell">
      <style:table-cell-properties fo:padding="0.097cm" fo:border-left="0.05pt solid #000000" fo:border-right="none" fo:border-top="none" fo:border-bottom="0.05pt solid #000000"/>
    </style:style>
    <style:style style:name="Tabela6.B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4" style:family="table-cell">
      <style:table-cell-properties fo:padding="0.097cm" fo:border-left="0.05pt solid #000000" fo:border-right="none" fo:border-top="none" fo:border-bottom="0.05pt solid #000000"/>
    </style:style>
    <style:style style:name="Tabela6.B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5" style:family="table-cell">
      <style:table-cell-properties fo:padding="0.097cm" fo:border-left="0.05pt solid #000000" fo:border-right="none" fo:border-top="none" fo:border-bottom="0.05pt solid #000000"/>
    </style:style>
    <style:style style:name="Tabela6.B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6" style:family="table-cell">
      <style:table-cell-properties fo:padding="0.097cm" fo:border-left="0.05pt solid #000000" fo:border-right="none" fo:border-top="none" fo:border-bottom="0.05pt solid #000000"/>
    </style:style>
    <style:style style:name="Tabela6.B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7" style:family="table-cell">
      <style:table-cell-properties fo:padding="0.097cm" fo:border-left="0.05pt solid #000000" fo:border-right="none" fo:border-top="none" fo:border-bottom="0.05pt solid #000000"/>
    </style:style>
    <style:style style:name="Tabela6.B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0" style:family="table-cell">
      <style:table-cell-properties fo:padding="0.097cm" fo:border-left="0.05pt solid #000000" fo:border-right="none" fo:border-top="none" fo:border-bottom="0.05pt solid #000000"/>
    </style:style>
    <style:style style:name="Tabela6.B6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1" style:family="table-cell">
      <style:table-cell-properties fo:padding="0.097cm" fo:border-left="0.05pt solid #000000" fo:border-right="none" fo:border-top="none" fo:border-bottom="0.05pt solid #000000"/>
    </style:style>
    <style:style style:name="Tabela6.B6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2" style:family="table-cell">
      <style:table-cell-properties fo:padding="0.097cm" fo:border-left="0.05pt solid #000000" fo:border-right="none" fo:border-top="none" fo:border-bottom="0.05pt solid #000000"/>
    </style:style>
    <style:style style:name="Tabela6.B6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3" style:family="table-cell">
      <style:table-cell-properties fo:padding="0.097cm" fo:border-left="0.05pt solid #000000" fo:border-right="none" fo:border-top="none" fo:border-bottom="0.05pt solid #000000"/>
    </style:style>
    <style:style style:name="Tabela6.B6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4" style:family="table-cell">
      <style:table-cell-properties fo:padding="0.097cm" fo:border-left="0.05pt solid #000000" fo:border-right="none" fo:border-top="none" fo:border-bottom="0.05pt solid #000000"/>
    </style:style>
    <style:style style:name="Tabela6.B6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7" style:family="table-cell">
      <style:table-cell-properties fo:padding="0.097cm" fo:border-left="0.05pt solid #000000" fo:border-right="none" fo:border-top="none" fo:border-bottom="0.05pt solid #000000"/>
    </style:style>
    <style:style style:name="Tabela6.B6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8" style:family="table-cell">
      <style:table-cell-properties fo:padding="0.097cm" fo:border-left="0.05pt solid #000000" fo:border-right="none" fo:border-top="none" fo:border-bottom="0.05pt solid #000000"/>
    </style:style>
    <style:style style:name="Tabela6.B6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9" style:family="table-cell">
      <style:table-cell-properties fo:padding="0.097cm" fo:border-left="0.05pt solid #000000" fo:border-right="none" fo:border-top="none" fo:border-bottom="0.05pt solid #000000"/>
    </style:style>
    <style:style style:name="Tabela6.B6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0" style:family="table-cell">
      <style:table-cell-properties fo:padding="0.097cm" fo:border-left="0.05pt solid #000000" fo:border-right="none" fo:border-top="none" fo:border-bottom="0.05pt solid #000000"/>
    </style:style>
    <style:style style:name="Tabela6.B7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1" style:family="table-cell">
      <style:table-cell-properties fo:padding="0.097cm" fo:border-left="0.05pt solid #000000" fo:border-right="none" fo:border-top="none" fo:border-bottom="0.05pt solid #000000"/>
    </style:style>
    <style:style style:name="Tabela6.B7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4" style:family="table-cell">
      <style:table-cell-properties fo:padding="0.097cm" fo:border-left="0.05pt solid #000000" fo:border-right="none" fo:border-top="none" fo:border-bottom="0.05pt solid #000000"/>
    </style:style>
    <style:style style:name="Tabela6.B7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5" style:family="table-cell">
      <style:table-cell-properties fo:padding="0.097cm" fo:border-left="0.05pt solid #000000" fo:border-right="none" fo:border-top="none" fo:border-bottom="0.05pt solid #000000"/>
    </style:style>
    <style:style style:name="Tabela6.B7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6" style:family="table-cell">
      <style:table-cell-properties fo:padding="0.097cm" fo:border-left="0.05pt solid #000000" fo:border-right="none" fo:border-top="none" fo:border-bottom="0.05pt solid #000000"/>
    </style:style>
    <style:style style:name="Tabela6.B7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7" style:family="table-cell">
      <style:table-cell-properties fo:padding="0.097cm" fo:border-left="0.05pt solid #000000" fo:border-right="none" fo:border-top="none" fo:border-bottom="0.05pt solid #000000"/>
    </style:style>
    <style:style style:name="Tabela6.B7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8" style:family="table-cell">
      <style:table-cell-properties fo:padding="0.097cm" fo:border-left="0.05pt solid #000000" fo:border-right="none" fo:border-top="none" fo:border-bottom="0.05pt solid #000000"/>
    </style:style>
    <style:style style:name="Tabela6.B7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50%"/>
      <style:text-properties fo:color="#000000" style:font-name="Arial"/>
    </style:style>
    <style:style style:name="P13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4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6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P19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/>
    </style:style>
    <style:style style:name="P23" style:family="paragraph" style:parent-style-name="Table_20_Contents">
      <style:paragraph-properties fo:text-align="justify" style:justify-single-word="false"/>
      <style:text-properties style:font-name="Arial" style:text-rotation-angle="9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style:font-name="Arial" style:text-rotation-angle="9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center" style:justify-single-word="false" fo:background-color="#c0c0c0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line-height="150%"/>
    </style:style>
    <style:style style:name="P36" style:family="paragraph" style:parent-style-name="Heading_20_1">
      <style:text-properties fo:color="#000000"/>
    </style:style>
    <style:style style:name="P37" style:family="paragraph" style:parent-style-name="Heading_20_2">
      <style:text-properties fo:color="#000000"/>
    </style:style>
    <style:style style:name="P38" style:family="paragraph" style:parent-style-name="Table_20_Contents">
      <style:paragraph-properties fo:text-align="justify" style:justify-single-word="false"/>
      <style:text-properties officeooo:paragraph-rsid="001f5128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fo:font-size="16pt" style:font-size-asian="16pt" style:font-size-complex="16pt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fo:font-size="11pt" style:font-size-asian="11pt" style:font-size-complex="11pt"/>
    </style:style>
    <style:style style:name="T10" style:family="text">
      <style:text-properties officeooo:rsid="001f5128"/>
    </style:style>
    <style:style style:name="T11" style:family="text">
      <style:text-properties fo:font-variant="normal" fo:text-transform="none" fo:color="#1155cc" style:font-name="arial" fo:font-size="9.75pt" fo:letter-spacing="normal" fo:font-style="normal" fo:font-weight="normal" officeooo:rsid="001f5128"/>
    </style:style>
    <style:style style:name="T12" style:family="text">
      <style:text-properties fo:font-variant="normal" fo:text-transform="none" fo:color="#000000" style:font-name="arial" fo:font-size="9.75pt" fo:letter-spacing="normal" fo:font-style="normal" fo:font-weight="normal" officeooo:rsid="001f5128"/>
    </style:style>
    <style:style style:name="T13" style:family="text">
      <style:text-properties style:font-name="Arial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3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0"><text:span text:style-name="Fonte_20_parág._20_padrão"><text:span text:style-name="T3"/></text:span></text:p>
      <text:p text:style-name="P10"><text:span text:style-name="Fonte_20_parág._20_padrão"><text:span text:style-name="T3">SGB_PLOMC_</text:span></text:span><text:bookmark-start text:name="id.gjdgxs"/><text:span text:style-name="Fonte_20_parág._20_padrão"><text:span text:style-name="T3">P</text:span></text:span><text:bookmark-end text:name="id.gjdgxs"/><text:span text:style-name="Fonte_20_parág._20_padrão"><text:span text:style-name="T3">lanoComunicacao</text:span></text:span></text:p>
      <text:p text:style-name="P10"><text:span text:style-name="Fonte_20_parág._20_padrão"><text:span text:style-name="T3">Versão 0.2</text:span></text:span></text:p>
      <text:p text:style-name="P15"/>
      <text:p text:style-name="P15"/>
      <text:p text:style-name="P15"/>
      <text:p text:style-name="P15"/>
      <text:p text:style-name="P15"/>
      <text:p text:style-name="P16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4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5">Jackeline Neves de Almeida</text:span></text:span></text:p>
          </table:table-cell>
          <table:table-cell table:style-name="Tabela2.A2" office:value-type="string">
            <text:p text:style-name="P5"><text:span text:style-name="Fonte_20_parág._20_padrão"><text:span text:style-name="T5">Definição dos interessados no projeto</text:span></text:span></text:p>
          </table:table-cell>
          <table:table-cell table:style-name="Tabela2.C2" office:value-type="date" office:date-value="2012-10-26">
            <text:p text:style-name="P6"><text:span text:style-name="Fonte_20_parág._20_padrão"><text:span text:style-name="T5">26/10/12</text:span></text:span></text:p>
          </table:table-cell>
          <table:table-cell table:style-name="Tabela2.A2" office:value-type="string">
            <text:p text:style-name="P6"><text:span text:style-name="Fonte_20_parág._20_padrão"><text:span text:style-name="T5">0.1</text:span></text:span></text:p>
          </table:table-cell>
        </table:table-row>
        <table:table-row>
          <table:table-cell table:style-name="Tabela2.A2" office:value-type="string">
            <text:p text:style-name="P7">Jackeline Neves de Almeida</text:p>
          </table:table-cell>
          <table:table-cell table:style-name="Tabela2.A2" office:value-type="string">
            <text:p text:style-name="P7">Planejamento da comunicação e estratégia da organização do time.</text:p>
          </table:table-cell>
          <table:table-cell table:style-name="Tabela2.C2" office:value-type="date" office:date-value="2012-10-28">
            <text:p text:style-name="P8">28/10/12</text:p>
          </table:table-cell>
          <table:table-cell table:style-name="Tabela2.A2" office:value-type="string">
            <text:p text:style-name="P8">0.2</text:p>
          </table:table-cell>
        </table:table-row>
      </table:table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34"><text:a xlink:type="simple" xlink:href="#__RefHeading__3196_103755458"><text:span text:style-name="T9">1 Introdução <text:tab/>4</text:span></text:a></text:p>
          <text:p text:style-name="P34"><text:a xlink:type="simple" xlink:href="#__RefHeading__3198_103755458"><text:span text:style-name="T9">2 Partes interessadas<text:tab/>4</text:span></text:a></text:p>
          <text:p text:style-name="P34"><text:a xlink:type="simple" xlink:href="#__RefHeading__8890_1842820987"><text:span text:style-name="T9">3 Comunidade do projeto<text:tab/>4</text:span></text:a></text:p>
          <text:p text:style-name="P34"><text:a xlink:type="simple" xlink:href="#__RefHeading__12547_1842820987"><text:span text:style-name="T9">4 Estratégia de auto-organização<text:tab/>8</text:span></text:a></text:p>
          <text:p text:style-name="P33"><text:a xlink:type="simple" xlink:href="#__RefHeading__12549_1842820987"><text:span text:style-name="T9">4.1 Quem deve estar alinhado com quem<text:tab/>8</text:span></text:a></text:p>
          <text:p text:style-name="P33"><text:a xlink:type="simple" xlink:href="#__RefHeading__12551_1842820987"><text:span text:style-name="T9">4.2 Responsável pela tomadas de decisões<text:tab/>8</text:span></text:a></text:p>
          <text:p text:style-name="P33"><text:a xlink:type="simple" xlink:href="#__RefHeading__12553_1842820987"><text:span text:style-name="T9">4.3 Práticas utilizadas para facilitar a comunicação e colaboração do time<text:tab/>8</text:span></text:a></text:p>
          <text:p text:style-name="P34"><text:a xlink:type="simple" xlink:href="#__RefHeading__12555_1842820987"><text:span text:style-name="T9">5 Planejamento das comunicações<text:tab/></text:span></text:a><text:a xlink:type="simple" xlink:href="#__RefHeading__12555_1842820987"><text:span text:style-name="T14">9</text:span></text:a></text:p>
        </text:index-body>
      </text:table-of-content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P35" text:outline-level="1"><text:bookmark-start text:name="h.30j0zll"/><text:bookmark-start text:name="_Toc338917870"/><text:bookmark-start text:name="__RefHeading__3196_103755458"/><text:span text:style-name="Fonte_20_parág._20_padrão"><text:span text:style-name="T6">1 Introdução</text:span></text:span><text:bookmark-end text:name="h.30j0zll"/><text:bookmark-end text:name="_Toc338917870"/><text:span text:style-name="Fonte_20_parág._20_padrão"><text:span text:style-name="T6"> </text:span></text:span><text:bookmark-end text:name="__RefHeading__3196_103755458"/></text:h>
      <text:p text:style-name="P19"><text:span text:style-name="Fonte_20_parág._20_padrão"><text:span text:style-name="T5"><text:tab/>Esse documento planeja e gerencia todas as comunicações do projeto.</text:span></text:span></text:p>
      <text:h text:style-name="P35" text:outline-level="1"><text:bookmark-start text:name="h.1fob9te"/><text:bookmark-start text:name="_Toc338917871"/><text:bookmark-start text:name="__RefHeading__3198_103755458"/><text:span text:style-name="Fonte_20_parág._20_padrão"><text:span text:style-name="T6">2 </text:span></text:span><text:bookmark-end text:name="h.1fob9te"/><text:bookmark-end text:name="_Toc338917871"/><text:span text:style-name="Fonte_20_parág._20_padrão"><text:span text:style-name="T6">Partes interessadas</text:span></text:span><text:bookmark-end text:name="__RefHeading__3198_103755458"/></text:h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0">Stakeholder</text:p>
          </table:table-cell>
          <table:table-cell table:style-name="Tabela3.A1" office:value-type="string">
            <text:p text:style-name="P20">Papel</text:p>
          </table:table-cell>
          <table:table-cell table:style-name="Tabela3.C1" office:value-type="string">
            <text:p text:style-name="P20">Ponto de interesse</text:p>
          </table:table-cell>
        </table:table-row>
        <table:table-row>
          <table:table-cell table:style-name="Tabela3.B8" office:value-type="string">
            <text:p text:style-name="P22">Juliano Lopes de Oliveira</text:p>
          </table:table-cell>
          <table:table-cell table:style-name="Tabela3.B8" office:value-type="string">
            <text:p text:style-name="P22">Patrocinador/Gestor de Portifólio</text:p>
          </table:table-cell>
          <table:table-cell table:style-name="Tabela3.C8" office:value-type="string">
            <text:p text:style-name="P22">Sucesso do projeto como case para a Fábrica de software.</text:p>
          </table:table-cell>
        </table:table-row>
        <table:table-row>
          <table:table-cell table:style-name="Tabela3.B8" office:value-type="string">
            <text:p text:style-name="P22">Cássio Rodrigues</text:p>
          </table:table-cell>
          <table:table-cell table:style-name="Tabela3.B8" office:value-type="string">
            <text:p text:style-name="P22">Fornecedor de Requisitos/Dono do Produto</text:p>
          </table:table-cell>
          <table:table-cell table:style-name="Tabela3.C8" office:value-type="string">
            <text:p text:style-name="P22">Produto de software funcional para facilitar nas suas atividades.</text:p>
          </table:table-cell>
        </table:table-row>
        <table:table-row>
          <table:table-cell table:style-name="Tabela3.B8" office:value-type="string">
            <text:p text:style-name="P22">Adriana Souza</text:p>
          </table:table-cell>
          <table:table-cell table:style-name="Tabela3.B8" office:value-type="string">
            <text:p text:style-name="P22">Avaliador Externo de Processos/Garantia da Qualidade Externa</text:p>
          </table:table-cell>
          <table:table-cell table:style-name="Tabela3.C8" office:value-type="string">
            <text:p text:style-name="P22">Garantia de implantação de processo na fábrica de software.</text:p>
          </table:table-cell>
        </table:table-row>
        <table:table-row>
          <table:table-cell table:style-name="Tabela3.B8" office:value-type="string">
            <text:p text:style-name="P22">Danillo Guimarães</text:p>
          </table:table-cell>
          <table:table-cell table:style-name="Tabela3.B8" office:value-type="string">
            <text:p text:style-name="P22">Infraestrutura de TI/Gestor de ambiente Técnico</text:p>
          </table:table-cell>
          <table:table-cell table:style-name="Tabela3.C8" office:value-type="string">
            <text:p text:style-name="P22">Projeto executado na infraestrutura e com os recursos da fábrica de software .</text:p>
          </table:table-cell>
        </table:table-row>
        <table:table-row>
          <table:table-cell table:style-name="Tabela3.B8" office:value-type="string">
            <text:p text:style-name="P22">Gestores de projeto</text:p>
          </table:table-cell>
          <table:table-cell table:style-name="Tabela3.B8" office:value-type="string">
            <text:p text:style-name="P22">Gestor de escopo, tempo, custo, risco, qualidade do produto, aquisição, comunicação e recursos humanos, integração</text:p>
          </table:table-cell>
          <table:table-cell table:style-name="Tabela3.C8" office:value-type="string">
            <text:p text:style-name="P22">Entregar o projeto no custo, prazo e qualidade acordado ou superior.</text:p>
          </table:table-cell>
        </table:table-row>
        <table:table-row>
          <table:table-cell table:style-name="Tabela3.B8" office:value-type="string">
            <text:p text:style-name="P22">Gestores de apoio</text:p>
          </table:table-cell>
          <table:table-cell table:style-name="Tabela3.B8" office:value-type="string">
            <text:p text:style-name="P22">Gestor de medição, gestor de configuração, gestor de qualidade do processo, gestor de reutilização</text:p>
          </table:table-cell>
          <table:table-cell table:style-name="Tabela3.C8" office:value-type="string">
            <text:p text:style-name="P22">Entregar projeto no custo, prazo e qualidade acordado ou superior.</text:p>
          </table:table-cell>
        </table:table-row>
        <table:table-row>
          <table:table-cell table:style-name="Tabela3.B8" office:value-type="string">
            <text:p text:style-name="P22">Técnica</text:p>
          </table:table-cell>
          <table:table-cell table:style-name="Tabela3.B8" office:value-type="string">
            <text:p text:style-name="P22">Engenheiro de Requisitos, Engenheiro de usabilidade, arquitetura de software, projetista de software, desenvolvedor, administrador de BD, engenheiro de teste.</text:p>
          </table:table-cell>
          <table:table-cell table:style-name="Tabela3.C8" office:value-type="string">
            <text:p text:style-name="P22">Entregar projeto no custo, prazo e qualidade acordado ou superior.</text:p>
          </table:table-cell>
        </table:table-row>
      </table:table>
      <text:h text:style-name="Heading_20_1" text:outline-level="1"><text:bookmark-start text:name="h.3znysh7"/><text:bookmark-start text:name="_Toc338917872"/><text:bookmark-start text:name="__RefHeading__8890_1842820987"/><text:span text:style-name="Fonte_20_parág._20_padrão"><text:span text:style-name="T7">3</text:span></text:span><text:bookmark-end text:name="h.3znysh7"/><text:bookmark-end text:name="_Toc338917872"/><text:span text:style-name="Fonte_20_parág._20_padrão"><text:span text:style-name="T5"> </text:span></text:span><text:span text:style-name="Fonte_20_parág._20_padrão"><text:span text:style-name="T7">Comunidade do projeto</text:span></text:span><text:bookmark-end text:name="__RefHeading__8890_1842820987"/></text:h>
      <text:p text:style-name="P18"/>
      <text:p text:style-name="P18">Os papéis foram alocados de acordo com o SGB_PLRH_PlanoRecursosHumanos seção 3 Alocação recursos human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ext:soft-page-break/>
        <table:table-row>
          <table:table-cell table:style-name="Tabela4.A1" office:value-type="string">
            <text:p text:style-name="P21"/>
          </table:table-cell>
          <table:table-cell table:style-name="Tabela4.A1" office:value-type="string">
            <text:p text:style-name="P21">Papel</text:p>
          </table:table-cell>
          <table:table-cell table:style-name="Tabela4.A1" office:value-type="string">
            <text:p text:style-name="P21">Responsável</text:p>
          </table:table-cell>
          <table:table-cell table:style-name="Tabela4.A1" office:value-type="string">
            <text:p text:style-name="P21">E-mail</text:p>
          </table:table-cell>
          <table:table-cell table:style-name="Tabela4.A1" office:value-type="string">
            <text:p text:style-name="P21">Telefone</text:p>
          </table:table-cell>
          <table:table-cell table:style-name="Tabela4.F1" office:value-type="string">
            <text:p text:style-name="P25">Skype</text:p>
          </table:table-cell>
        </table:table-row>
        <table:table-row>
          <table:table-cell table:style-name="Tabela4.A2" table:number-rows-spanned="7" office:value-type="string">
            <text:p text:style-name="P23">Gestão</text:p>
          </table:table-cell>
          <table:table-cell table:style-name="Tabela4.B39" office:value-type="string">
            <text:p text:style-name="P22">Gestor de tempo e riscos</text:p>
          </table:table-cell>
          <table:table-cell table:style-name="Tabela4.C39" office:value-type="string">
            <text:p text:style-name="P22">DIOGO GONCALVES TEODORO</text:p>
          </table:table-cell>
          <table:table-cell table:style-name="Tabela4.D39" office:value-type="string">
            <text:p text:style-name="P22">diogodgt@gmail.com</text:p>
          </table:table-cell>
          <table:table-cell table:style-name="Tabela4.E39" office:value-type="string">
            <text:p text:style-name="P22">(62)9182-9731</text:p>
          </table:table-cell>
          <table:table-cell table:style-name="Tabela4.F39" office:value-type="string">
            <text:p text:style-name="P27">diogodgt</text:p>
          </table:table-cell>
        </table:table-row>
        <table:table-row>
          <table:covered-table-cell/>
          <table:table-cell table:style-name="Tabela4.B39" office:value-type="string">
            <text:p text:style-name="P22">Gestor de tempo e riscos</text:p>
          </table:table-cell>
          <table:table-cell table:style-name="Tabela4.C39" office:value-type="string">
            <text:p text:style-name="P22">MARCO AURELIO CAMARGO OLIVEIRA</text:p>
          </table:table-cell>
          <table:table-cell table:style-name="Tabela4.D39" office:value-type="string">
            <text:p text:style-name="P22">macamargooliveira@gmail.com</text:p>
          </table:table-cell>
          <table:table-cell table:style-name="Tabela4.E39" office:value-type="string">
            <text:p text:style-name="P22">(62)9394-2904</text:p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Gestor de escopo e qualidade do produto</text:p>
          </table:table-cell>
          <table:table-cell table:style-name="Tabela4.C39" office:value-type="string">
            <text:p text:style-name="P22">JOSE LEONARDO ANSELMO SARMENTO MONTEIRO</text:p>
          </table:table-cell>
          <table:table-cell table:style-name="Tabela4.D39" office:value-type="string">
            <text:p text:style-name="P22">jleonardo.monteiro@gmail.com</text:p>
          </table:table-cell>
          <table:table-cell table:style-name="Tabela4.E39" office:value-type="string">
            <text:p text:style-name="P22">(62)8497-2320</text:p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Gestor de escopo e qualidade do produto</text:p>
          </table:table-cell>
          <table:table-cell table:style-name="Tabela4.C39" office:value-type="string">
            <text:p text:style-name="P22">CARLOS ALBERTO DE OLIVEIRA DIAS JUNIOR</text:p>
          </table:table-cell>
          <table:table-cell table:style-name="Tabela4.D39" office:value-type="string">
            <text:p text:style-name="P22">carlos.jota87@gmail.com</text:p>
          </table:table-cell>
          <table:table-cell table:style-name="Tabela4.E39" office:value-type="string">
            <text:p text:style-name="P22">(62)9114-7474</text:p>
          </table:table-cell>
          <table:table-cell table:style-name="Tabela4.F39" office:value-type="string">
            <text:p text:style-name="P27">malkavian_jota</text:p>
          </table:table-cell>
        </table:table-row>
        <table:table-row>
          <table:covered-table-cell/>
          <table:table-cell table:style-name="Tabela4.B39" office:value-type="string">
            <text:p text:style-name="P22">Gestor de Comunicação e Recursos humanos</text:p>
          </table:table-cell>
          <table:table-cell table:style-name="Tabela4.C39" office:value-type="string">
            <text:p text:style-name="P22">JACKELINE NEVES DE ALMEIDA</text:p>
          </table:table-cell>
          <table:table-cell table:style-name="Tabela4.D39" office:value-type="string">
            <text:p text:style-name="P22">na.jackeline@gmail.com</text:p>
          </table:table-cell>
          <table:table-cell table:style-name="Tabela4.E39" office:value-type="string">
            <text:p text:style-name="P22">(62)9118-4899</text:p>
          </table:table-cell>
          <table:table-cell table:style-name="Tabela4.F39" office:value-type="string">
            <text:p text:style-name="P26">almeidajacke</text:p>
          </table:table-cell>
        </table:table-row>
        <table:table-row>
          <table:covered-table-cell/>
          <table:table-cell table:style-name="Tabela4.B39" office:value-type="string">
            <text:p text:style-name="P22">Gestor de custo e aquisição</text:p>
          </table:table-cell>
          <table:table-cell table:style-name="Tabela4.C39" office:value-type="string">
            <text:p text:style-name="P22">EXPEDITO PEREIRA DOS SANTOS</text:p>
          </table:table-cell>
          <table:table-cell table:style-name="Tabela4.D39" office:value-type="string">
            <text:p text:style-name="P22">expedito@engenhariadesoftware.inf.br</text:p>
          </table:table-cell>
          <table:table-cell table:style-name="Tabela4.E39" office:value-type="string">
            <text:p text:style-name="P22">(62)8406-9737</text:p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Gestor de integração</text:p>
          </table:table-cell>
          <table:table-cell table:style-name="Tabela4.C39" office:value-type="string">
            <text:p text:style-name="P22">KLEVLON BORGES DE MORAES</text:p>
          </table:table-cell>
          <table:table-cell table:style-name="Tabela4.D39" office:value-type="string">
            <text:p text:style-name="P22">montecchyo@gmail.com</text:p>
          </table:table-cell>
          <table:table-cell table:style-name="Tabela4.E39" office:value-type="string">
            <text:p text:style-name="P22">(62)9629-4888</text:p>
          </table:table-cell>
          <table:table-cell table:style-name="Tabela4.F39" office:value-type="string">
            <text:p text:style-name="P27">montecchyo</text:p>
          </table:table-cell>
        </table:table-row>
        <table:table-row>
          <table:table-cell table:style-name="Tabela4.A2" table:number-rows-spanned="7" office:value-type="string">
            <text:p text:style-name="P23">Apoio</text:p>
          </table:table-cell>
          <table:table-cell table:style-name="Tabela4.B39" office:value-type="string">
            <text:p text:style-name="P22">Gestor de Medição</text:p>
          </table:table-cell>
          <table:table-cell table:style-name="Tabela4.C39" office:value-type="string">
            <text:p text:style-name="P22">ACHILES CAMILO SOARES NETO</text:p>
          </table:table-cell>
          <table:table-cell table:style-name="Tabela4.D39" office:value-type="string">
            <text:p text:style-name="P22">achiles.camilo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7">achilescamilo</text:p>
          </table:table-cell>
        </table:table-row>
        <table:table-row>
          <table:covered-table-cell/>
          <table:table-cell table:style-name="Tabela4.B39" office:value-type="string">
            <text:p text:style-name="P22">Gestor de configuração</text:p>
          </table:table-cell>
          <table:table-cell table:style-name="Tabela4.C39" office:value-type="string">
            <text:p text:style-name="P22">ALLAN VIEIRA RIBEIRO</text:p>
          </table:table-cell>
          <table:table-cell table:style-name="Tabela4.D39" office:value-type="string">
            <text:p text:style-name="P22">allanvribeiro1@gmail.com</text:p>
          </table:table-cell>
          <table:table-cell table:style-name="Tabela4.E39" office:value-type="string">
            <text:p text:style-name="P22">(62)9953-0109</text:p>
          </table:table-cell>
          <table:table-cell table:style-name="Tabela4.F39" office:value-type="string">
            <text:p text:style-name="P27">allanvribeiro</text:p>
          </table:table-cell>
        </table:table-row>
        <table:table-row>
          <table:covered-table-cell/>
          <table:table-cell table:style-name="Tabela4.B39" office:value-type="string">
            <text:p text:style-name="P22">Gestor de configuração</text:p>
          </table:table-cell>
          <table:table-cell table:style-name="Tabela4.C39" office:value-type="string">
            <text:p text:style-name="P22">CASSIO AUGUSTO SILVA DE FREITAS</text:p>
          </table:table-cell>
          <table:table-cell table:style-name="Tabela4.D39" office:value-type="string">
            <text:p text:style-name="P22">kssiofreitas@gmail.com</text:p>
          </table:table-cell>
          <table:table-cell table:style-name="Tabela4.E39" office:value-type="string">
            <text:p text:style-name="P22">(62)8197-9635</text:p>
          </table:table-cell>
          <table:table-cell table:style-name="Tabela4.F39" office:value-type="string">
            <text:p text:style-name="P27">kssiano3</text:p>
          </table:table-cell>
        </table:table-row>
        <table:table-row>
          <table:covered-table-cell/>
          <table:table-cell table:style-name="Tabela4.B39" office:value-type="string">
            <text:p text:style-name="P22">Gestor de configuração</text:p>
          </table:table-cell>
          <table:table-cell table:style-name="Tabela4.C39" office:value-type="string">
            <text:p text:style-name="P22">LUIS AUGUSTO SALEMA DE SOUZA</text:p>
          </table:table-cell>
          <table:table-cell table:style-name="Tabela4.D39" office:value-type="string">
            <text:p text:style-name="P22">luissalema@gmail.com</text:p>
          </table:table-cell>
          <table:table-cell table:style-name="Tabela4.E39" office:value-type="string">
            <text:p text:style-name="P22">(62)3242-7363</text:p>
          </table:table-cell>
          <table:table-cell table:style-name="Tabela4.F39" office:value-type="string">
            <text:p text:style-name="P27">luissalema</text:p>
          </table:table-cell>
        </table:table-row>
        <table:table-row>
          <table:covered-table-cell/>
          <table:table-cell table:style-name="Tabela4.B39" office:value-type="string">
            <text:p text:style-name="P22">Gestor de qualidade do processo</text:p>
          </table:table-cell>
          <table:table-cell table:style-name="Tabela4.C39" office:value-type="string">
            <text:p text:style-name="P22">GUILHERME AUGUSTO SARDINHA GONCALVES <text:soft-page-break/>LOIOLA</text:p>
          </table:table-cell>
          <table:table-cell table:style-name="Tabela4.D39" office:value-type="string">
            <text:p text:style-name="P22">guilherme.asgl@gmail.com</text:p>
          </table:table-cell>
          <table:table-cell table:style-name="Tabela4.E39" office:value-type="string">
            <text:p text:style-name="P22">(62)8420-6131</text:p>
          </table:table-cell>
          <table:table-cell table:style-name="Tabela4.F39" office:value-type="string">
            <text:p text:style-name="P27">guilherme.asgl</text:p>
          </table:table-cell>
        </table:table-row>
        <table:table-row>
          <table:covered-table-cell/>
          <table:table-cell table:style-name="Tabela4.B39" office:value-type="string">
            <text:p text:style-name="P22">Gestor de qualidade do processo</text:p>
          </table:table-cell>
          <table:table-cell table:style-name="Tabela4.C39" office:value-type="string">
            <text:p text:style-name="P22">TIAGO BORGES PEREIRA</text:p>
          </table:table-cell>
          <table:table-cell table:style-name="Tabela4.D39" office:value-type="string">
            <text:p text:style-name="P22">tiago@engenhariadesoftware.inf.br</text:p>
          </table:table-cell>
          <table:table-cell table:style-name="Tabela4.E39" office:value-type="string">
            <text:p text:style-name="P22">(62)8144-7355</text:p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Gestor de reutilização</text:p>
          </table:table-cell>
          <table:table-cell table:style-name="Tabela4.C39" office:value-type="string">
            <text:p text:style-name="P22">EDUARDO BRUNO SIMOES SEGURO</text:p>
          </table:table-cell>
          <table:table-cell table:style-name="Tabela4.D39" office:value-type="string">
            <text:p text:style-name="P22">eduardo.seguro@gmail.com</text:p>
          </table:table-cell>
          <table:table-cell table:style-name="Tabela4.E39" office:value-type="string">
            <text:p text:style-name="P22">(62)8447-5219</text:p>
          </table:table-cell>
          <table:table-cell table:style-name="Tabela4.F39" office:value-type="string">
            <text:p text:style-name="P27">eduardo.seguro</text:p>
          </table:table-cell>
        </table:table-row>
        <table:table-row>
          <table:table-cell table:style-name="Tabela4.A2" office:value-type="string">
            <text:p text:style-name="P17"/>
          </table:table-cell>
          <table:table-cell table:style-name="Tabela4.B39" office:value-type="string">
            <text:p text:style-name="P22">Gestor de reutilização</text:p>
          </table:table-cell>
          <table:table-cell table:style-name="Tabela4.C39" office:value-type="string">
            <text:p text:style-name="P22">VINICIUS GONCALVES BRAGA</text:p>
          </table:table-cell>
          <table:table-cell table:style-name="Tabela4.D39" office:value-type="string">
            <text:p text:style-name="P22">vinicius.esufg@gmail.com</text:p>
          </table:table-cell>
          <table:table-cell table:style-name="Tabela4.E39" office:value-type="string">
            <text:p text:style-name="P22">(62)8160-0232</text:p>
          </table:table-cell>
          <table:table-cell table:style-name="Tabela4.F39" office:value-type="string">
            <text:p text:style-name="P27">viniciusgb4</text:p>
          </table:table-cell>
        </table:table-row>
        <table:table-row>
          <table:table-cell table:style-name="Tabela4.A2" table:number-rows-spanned="22" office:value-type="string">
            <text:p text:style-name="P24">Técnica</text:p>
          </table:table-cell>
          <table:table-cell table:style-name="Tabela4.B39" office:value-type="string">
            <text:p text:style-name="P22">Engenheiro de requisitos</text:p>
          </table:table-cell>
          <table:table-cell table:style-name="Tabela4.C39" office:value-type="string">
            <text:p text:style-name="P22">ANDRESSA GONCALVES GUIMARAES</text:p>
          </table:table-cell>
          <table:table-cell table:style-name="Tabela4.D39" office:value-type="string">
            <text:p text:style-name="P22">andressagoncalvesguimaraes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Engenheiro de requisitos</text:p>
          </table:table-cell>
          <table:table-cell table:style-name="Tabela4.C39" office:value-type="string">
            <text:p text:style-name="P22">BRUNO BLUMENSCHEIN</text:p>
          </table:table-cell>
          <table:table-cell table:style-name="Tabela4.D39" office:value-type="string">
            <text:p text:style-name="P22">bruno@engenhariadesoftware.inf.br</text:p>
          </table:table-cell>
          <table:table-cell table:style-name="Tabela4.E39" office:value-type="string">
            <text:p text:style-name="P22">62-8265-1331</text:p>
          </table:table-cell>
          <table:table-cell table:style-name="Tabela4.F39" office:value-type="string">
            <text:p text:style-name="P28">brunobbbbb</text:p>
          </table:table-cell>
        </table:table-row>
        <table:table-row>
          <table:covered-table-cell/>
          <table:table-cell table:style-name="Tabela4.B39" office:value-type="string">
            <text:p text:style-name="P22">Engenheiro de requisitos</text:p>
          </table:table-cell>
          <table:table-cell table:style-name="Tabela4.C39" office:value-type="string">
            <text:p text:style-name="P22">RODRIGO OLIVEIRA ANDRADE</text:p>
          </table:table-cell>
          <table:table-cell table:style-name="Tabela4.D39" office:value-type="string">
            <text:p text:style-name="P22">rodrigo@engenhariadesoftware.inf.br</text:p>
          </table:table-cell>
          <table:table-cell table:style-name="Tabela4.E39" office:value-type="string">
            <text:p text:style-name="P22">(62)8173-1504</text:p>
          </table:table-cell>
          <table:table-cell table:style-name="Tabela4.F39" office:value-type="string">
            <text:p text:style-name="P27">rodrigo.oa</text:p>
          </table:table-cell>
        </table:table-row>
        <table:table-row>
          <table:covered-table-cell/>
          <table:table-cell table:style-name="Tabela4.B39" office:value-type="string">
            <text:p text:style-name="P22">Engenheiro de usabilidade</text:p>
          </table:table-cell>
          <table:table-cell table:style-name="Tabela4.C39" office:value-type="string">
            <text:p text:style-name="P22">BRUNO CESAR RIBEIRO E SILVA</text:p>
          </table:table-cell>
          <table:table-cell table:style-name="Tabela4.D39" office:value-type="string">
            <text:p text:style-name="P22">bruno@brunocesar.com</text:p>
            <text:p text:style-name="P22"/>
          </table:table-cell>
          <table:table-cell table:style-name="Tabela4.E39" office:value-type="string">
            <text:p text:style-name="P22">(62)9184-6214</text:p>
          </table:table-cell>
          <table:table-cell table:style-name="Tabela4.F39" office:value-type="string">
            <text:p text:style-name="P29">brunocesarsilva</text:p>
          </table:table-cell>
        </table:table-row>
        <table:table-row>
          <table:covered-table-cell/>
          <table:table-cell table:style-name="Tabela4.B39" office:value-type="string">
            <text:p text:style-name="P22">Engenheiro de usabilidade</text:p>
          </table:table-cell>
          <table:table-cell table:style-name="Tabela4.C39" office:value-type="string">
            <text:p text:style-name="P22">MAXWEL SATOSHI DUARTE OTSUKA</text:p>
          </table:table-cell>
          <table:table-cell table:style-name="Tabela4.D39" office:value-type="string">
            <text:p text:style-name="P22">maxwel.engsoft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Arquiteto de software</text:p>
          </table:table-cell>
          <table:table-cell table:style-name="Tabela4.C39" office:value-type="string">
            <text:p text:style-name="P22">GEOVANE PAZINE FILHO</text:p>
          </table:table-cell>
          <table:table-cell table:style-name="Tabela4.D39" office:value-type="string">
            <text:p text:style-name="P22">geovanefilho.es@gmail.com</text:p>
          </table:table-cell>
          <table:table-cell table:style-name="Tabela4.E39" office:value-type="string">
            <text:p text:style-name="P22">(62)8434-6408</text:p>
          </table:table-cell>
          <table:table-cell table:style-name="Tabela4.F39" office:value-type="string">
            <text:p text:style-name="P27">geovane_filho</text:p>
          </table:table-cell>
        </table:table-row>
        <table:table-row>
          <table:covered-table-cell/>
          <table:table-cell table:style-name="Tabela4.B39" office:value-type="string">
            <text:p text:style-name="P22">Arquiteto de software</text:p>
          </table:table-cell>
          <table:table-cell table:style-name="Tabela4.C39" office:value-type="string">
            <text:p text:style-name="P22">VICTOR RIBEIRO DE CARVALHO</text:p>
          </table:table-cell>
          <table:table-cell table:style-name="Tabela4.D39" office:value-type="string">
            <text:p text:style-name="P22">vcarvalho0402@gmail.com</text:p>
          </table:table-cell>
          <table:table-cell table:style-name="Tabela4.E39" office:value-type="string">
            <text:p text:style-name="P22">(62)9185-4389</text:p>
          </table:table-cell>
          <table:table-cell table:style-name="Tabela4.F39" office:value-type="string">
            <text:p text:style-name="P29">vcarvalho0402</text:p>
          </table:table-cell>
        </table:table-row>
        <table:table-row>
          <table:covered-table-cell/>
          <table:table-cell table:style-name="Tabela4.B39" office:value-type="string">
            <text:p text:style-name="P22">Projetista de software</text:p>
          </table:table-cell>
          <table:table-cell table:style-name="Tabela4.C39" office:value-type="string">
            <text:p text:style-name="P22">GABRIEL DA SILVA VIEIRA</text:p>
          </table:table-cell>
          <table:table-cell table:style-name="Tabela4.D39" office:value-type="string">
            <text:p text:style-name="P22">gabrieldgf4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CEZAR AUGUSTO FERREIRA</text:p>
          </table:table-cell>
          <table:table-cell table:style-name="Tabela4.D39" office:value-type="string">
            <text:p text:style-name="P22">cezaraf@gmail.com</text:p>
          </table:table-cell>
          <table:table-cell table:style-name="Tabela4.E39" office:value-type="string">
            <text:p text:style-name="P22">6284657793</text:p>
          </table:table-cell>
          <table:table-cell table:style-name="Tabela4.F39" office:value-type="string">
            <text:p text:style-name="P27">caferreira</text:p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DIOGO RIBEIRO DE SOUZA</text:p>
          </table:table-cell>
          <table:table-cell table:style-name="Tabela4.D39" office:value-type="string">
            <text:p text:style-name="P22">diogo.engsoftware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HÉLIOS KÁRUM DE <text:soft-page-break/>OLIVEIRA BASTOS</text:p>
          </table:table-cell>
          <table:table-cell table:style-name="Tabela4.D39" office:value-type="string">
            <text:p text:style-name="P22">helioskarum@gmail.com</text:p>
          </table:table-cell>
          <table:table-cell table:style-name="Tabela4.E39" office:value-type="string">
            <text:p text:style-name="P22">(62)9981-4577</text:p>
          </table:table-cell>
          <table:table-cell table:style-name="Tabela4.F39" office:value-type="string">
            <text:p text:style-name="P30">maelstormxz</text:p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HENRIQUE RESENDE HIRAKO</text:p>
          </table:table-cell>
          <table:table-cell table:style-name="Tabela4.D39" office:value-type="string">
            <text:p text:style-name="P22">henriquehirako@gmail.com</text:p>
          </table:table-cell>
          <table:table-cell table:style-name="Tabela4.E39" office:value-type="string">
            <text:p text:style-name="P18"><text:bookmark text:name=":1ac"/>(62)9995-2311</text:p>
            <text:p text:style-name="P22"/>
          </table:table-cell>
          <table:table-cell table:style-name="Tabela4.F39" office:value-type="string">
            <text:p text:style-name="P26">henriquehirako</text:p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RAPHAEL REZENDE TEIXEIRA</text:p>
          </table:table-cell>
          <table:table-cell table:style-name="Tabela4.D39" office:value-type="string">
            <text:p text:style-name="P22">raphael.rezende@gmail.com</text:p>
          </table:table-cell>
          <table:table-cell table:style-name="Tabela4.E39" office:value-type="string">
            <text:p text:style-name="P22">(62)9111-9862</text:p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WILKER DE JESUS MACHADO</text:p>
          </table:table-cell>
          <table:table-cell table:style-name="Tabela4.D39" office:value-type="string">
            <text:p text:style-name="P22">0wilker0@gmail.com</text:p>
          </table:table-cell>
          <table:table-cell table:style-name="Tabela4.E39" office:value-type="string">
            <text:p text:style-name="P22">(62)3573-5160</text:p>
          </table:table-cell>
          <table:table-cell table:style-name="Tabela4.F39" office:value-type="string">
            <text:p text:style-name="P27">wilker0soft</text:p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LUA SILVERIO E SILVA ROSSI</text:p>
          </table:table-cell>
          <table:table-cell table:style-name="Tabela4.D39" office:value-type="string">
            <text:p text:style-name="P22">lssgoas@gmail.com</text:p>
          </table:table-cell>
          <table:table-cell table:style-name="Tabela4.E39" office:value-type="string">
            <text:p text:style-name="P22">(62)3095-4583</text:p>
          </table:table-cell>
          <table:table-cell table:style-name="Tabela4.F39" office:value-type="string">
            <text:p text:style-name="P27">luasilverio</text:p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DIOGO TAVARES DE AZEVEDO JAPIASSU</text:p>
          </table:table-cell>
          <table:table-cell table:style-name="Tabela4.D39" office:value-type="string">
            <text:p text:style-name="P22"/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Desenvolvimento</text:p>
          </table:table-cell>
          <table:table-cell table:style-name="Tabela4.C39" office:value-type="string">
            <text:p text:style-name="P22">DYEGO DE OLIVEIRA ALMEIDA</text:p>
          </table:table-cell>
          <table:table-cell table:style-name="Tabela4.D39" office:value-type="string">
            <text:p text:style-name="P22"/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6"/>
          </table:table-cell>
        </table:table-row>
        <table:table-row>
          <table:covered-table-cell/>
          <table:table-cell table:style-name="Tabela4.B39" office:value-type="string">
            <text:p text:style-name="P22">Administrador de Banco de dados</text:p>
          </table:table-cell>
          <table:table-cell table:style-name="Tabela4.C39" office:value-type="string">
            <text:p text:style-name="P22">BRUNO MARQUETE DA SILVA</text:p>
          </table:table-cell>
          <table:table-cell table:style-name="Tabela4.D39" office:value-type="string">
            <text:p text:style-name="P22">marquete.engsoft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7">brunomarquete</text:p>
          </table:table-cell>
        </table:table-row>
        <table:table-row>
          <table:covered-table-cell/>
          <table:table-cell table:style-name="Tabela4.B39" office:value-type="string">
            <text:p text:style-name="P22">Administrador de Banco de dados</text:p>
          </table:table-cell>
          <table:table-cell table:style-name="Tabela4.C39" office:value-type="string">
            <text:p text:style-name="P22">BRUNO PEREIRA MAIA</text:p>
          </table:table-cell>
          <table:table-cell table:style-name="Tabela4.D39" office:value-type="string">
            <text:p text:style-name="P22">brunopmaia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7">brunopmaia</text:p>
          </table:table-cell>
        </table:table-row>
        <table:table-row>
          <table:covered-table-cell/>
          <table:table-cell table:style-name="Tabela4.B39" office:value-type="string">
            <text:p text:style-name="P22">Administrador de Banco de dados</text:p>
          </table:table-cell>
          <table:table-cell table:style-name="Tabela4.C39" office:value-type="string">
            <text:p text:style-name="P22">INAEL RODRIGUES DE OLIVEIRA NETO</text:p>
          </table:table-cell>
          <table:table-cell table:style-name="Tabela4.D39" office:value-type="string">
            <text:p text:style-name="P22">inael.rodrigues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7">inaelrodrigues</text:p>
          </table:table-cell>
        </table:table-row>
        <table:table-row>
          <table:covered-table-cell/>
          <table:table-cell table:style-name="Tabela4.B39" office:value-type="string">
            <text:p text:style-name="P22">Engenheiro de testes</text:p>
          </table:table-cell>
          <table:table-cell table:style-name="Tabela4.C39" office:value-type="string">
            <text:p text:style-name="P22">FELIPE AUGUSTO LACERDA GIROTO</text:p>
          </table:table-cell>
          <table:table-cell table:style-name="Tabela4.D39" office:value-type="string">
            <text:p text:style-name="P22">felipeengsoftware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7">felipe_giroto</text:p>
          </table:table-cell>
        </table:table-row>
        <table:table-row>
          <table:covered-table-cell/>
          <table:table-cell table:style-name="Tabela4.B39" office:value-type="string">
            <text:p text:style-name="P22">Engenheiro de testes</text:p>
          </table:table-cell>
          <table:table-cell table:style-name="Tabela4.C39" office:value-type="string">
            <text:p text:style-name="P22">LUIS EDUARDO DE ARAUJO ROCHA</text:p>
          </table:table-cell>
          <table:table-cell table:style-name="Tabela4.D39" office:value-type="string">
            <text:p text:style-name="P22">luisedrocha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9">muadadaum</text:p>
          </table:table-cell>
        </table:table-row>
        <table:table-row>
          <table:table-cell table:style-name="Tabela4.A39" office:value-type="string">
            <text:p text:style-name="P22"/>
          </table:table-cell>
          <table:table-cell table:style-name="Tabela4.B39" office:value-type="string">
            <text:p text:style-name="P22">Engenheiro de testes</text:p>
          </table:table-cell>
          <table:table-cell table:style-name="Tabela4.C39" office:value-type="string">
            <text:p text:style-name="P22">IGOR VINICIUS DOS SANTOS SILVA</text:p>
          </table:table-cell>
          <table:table-cell table:style-name="Tabela4.D39" office:value-type="string">
            <text:p text:style-name="P22">igor.engenhariadesoftware@gmail.com</text:p>
          </table:table-cell>
          <table:table-cell table:style-name="Tabela4.E39" office:value-type="string">
            <text:p text:style-name="P22"/>
          </table:table-cell>
          <table:table-cell table:style-name="Tabela4.F39" office:value-type="string">
            <text:p text:style-name="P26"/>
          </table:table-cell>
        </table:table-row>
      </table:table>
      <text:p text:style-name="P18"><text:tab/></text:p>
      <text:h text:style-name="P36" text:outline-level="1"><text:bookmark-start text:name="__RefHeading__12547_1842820987"/><text:soft-page-break/>4 Estratégia de auto-organização<text:bookmark-end text:name="__RefHeading__12547_1842820987"/></text:h>
      <text:h text:style-name="P37" text:outline-level="2"><text:bookmark-start text:name="__RefHeading__12549_1842820987"/>4.1 Quem deve estar alinhado com quem<text:bookmark-end text:name="__RefHeading__12549_1842820987"/></text:h>
      <text:p text:style-name="P11">O Gestor de tempo deve estar alinhado com o Gestor de Escopo para identificar quais itens devem ser entregues e qual é o foco de direcionamento de esforços da equipe.</text:p>
      <text:p text:style-name="P11">O Gerente de tempo é o responsável por determinar as tarefas, priorizá-las, negociar o tempo de execução e até mesmo abortá-la. Esse gestor deve estar alinhados com todos.</text:p>
      <text:p text:style-name="P11">O Gestor de Custo deve monitorar o orçamento e o custo realizado, estando alinhado com o Gestor de tempo.</text:p>
      <text:p text:style-name="P11">Gestor de integração deve estar alinhado com todos os gestores de projeto para integrar os planos e verificar se todos estão convergindo para o mesmo foco.</text:p>
      <text:p text:style-name="P11">O gestores da natureza de gestão devem estar alinhados entre si e todos os esforços devem ser convergidos para o foco maior. É fortemente recomendado que seja realizada no mínimo três reuniões durante a iteração entre esses gestores: Uma no início, uma no meio e outra no final da iteração para garantir que todos estejam alinhados.</text:p>
      <text:p text:style-name="P11">Engenheiro de requisitos e Engenheiros de usabilidade devem estar alinhados entre si e com o fornecedor de requisitos para que um complete o outro e não haja retrabalho.</text:p>
      <text:p text:style-name="P11">Projetistas, Arquitetos, Desenvolvedores, Testadores e DBA's devem estar alinhados e todos trabalhando para o mesmo foco.</text:p>
      <text:p text:style-name="P11">Qualidade do processo deve constantemente realizar entrevistas com todos para entender o processo executado, coletar evidências e sugerir melhorias.</text:p>
      <text:h text:style-name="P37" text:outline-level="2"><text:bookmark-start text:name="__RefHeading__12551_1842820987"/>4.2 Responsável pela tomadas de decisões<text:bookmark-end text:name="__RefHeading__12551_1842820987"/></text:h>
      <text:p text:style-name="P11">A equipe de Gestão de projeto é responsável pela tomada de decisões, se a decisão não estiver sob o controle dos gerentes, deverá ser procurado o Patrocinador do projeto.</text:p>
      <text:h text:style-name="P37" text:outline-level="2"><text:bookmark-start text:name="__RefHeading__12553_1842820987"/>4.3 Práticas utilizadas para facilitar a comunicação e colaboração do time<text:bookmark-end text:name="__RefHeading__12553_1842820987"/></text:h>
      <text:p text:style-name="P11">Deverá ser utilizado o e-mail como principal via de comunicação e o grupo “SGB” do facebook como via complementar.</text:p>
      <text:p text:style-name="P11">Para enviar e-mail para todos os integrantes do grupo, copie todos os e-mail abaixo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8">&lt;andressagoncalvesguimaraes@gmail.com&gt;, &lt;henriquehirako@gmail.com&gt;, <text:s/>&lt;achiles.camilo@gmail.com&gt;, &lt;allanvribeiro1@gmail.com&gt;, <text:s text:c="2"/>&lt;bruno@engenhariadesoftware.inf.br&gt;, &lt;bruno@brunocesar.com&gt;, &lt;brunopmaia@gmail.com&gt;, <text:s/>&lt;marquete.engsoft@gmail.com&gt;, &lt;carlos.jota87@gmail.com&gt;, &lt;cezaraf@gmail.com&gt;, <text:s/>&lt;kssiofreitas@gmail.com&gt;, &lt;diogo.engsoftware@gmail.com&gt;, &lt;diogodgt@gmail.com&gt;, <text:s/>&lt;eduardo.seguro@gmail.com&gt;, &lt;expedito@engenhariadesoftware.inf.br&gt;, <text:s/>&lt;felipeengsoftware@gmail.com&gt;, &lt;gabrieldgf4@gmail.com&gt;, &lt;geovanefilho.es@gmail.com&gt;, <text:s/>&lt;guilherme.asgl@gmail.com&gt;, &lt;helioskarum@gmail.com&gt;, <text:s/>&lt;igor.engenhariadesoftware@gmail.com&gt;, &lt;inael.rodrigues@gmail.com&gt;, <text:s/>&lt;na.jackeline@gmail.com&gt;, <text:s/>&lt;jleonardo.monteiro@gmail.com&gt;, &lt;montecchyo@gmail.com&gt;, <text:s/>&lt;luissalema@gmail.com&gt;, &lt;luisedrocha@gmail.com&gt;, &lt;lssgoas@gmail.com&gt;, <text:s/><text:soft-page-break/>&lt;macamargooliveira@gmail.com&gt;, &lt;maxwel.engsoft@gmail.com&gt;, <text:s/>&lt;raphael.rezende@gmail.com&gt;, &lt;rodrigo@engenhariadesoftware.inf.br&gt;, <text:span text:style-name="T10">&lt;</text:span><text:span text:style-name="T12">tiagobp17@gmail.com</text:span><text:span text:style-name="T10">&gt;</text:span> <text:s/>, &lt;vcarvalho0402@gmail.com&gt;, <text:s/>&lt;vinicius.esufg@gmail.com&gt;, &lt;0wilker0@gmail.com&gt;, </text:p>
          </table:table-cell>
        </table:table-row>
      </table:table>
      <text:p text:style-name="P11"/>
      <text:p text:style-name="P11">Reuniões não-presenciais poderão ser realizadas preferencialmente via <text:span text:style-name="T10">S</text:span>kype, em caso de falhas nesse serviço poderá ser utilizado o <text:span text:style-name="T10">Google H</text:span>angout.</text:p>
      <text:h text:style-name="P36" text:outline-level="1"><text:bookmark-start text:name="__RefHeading__12555_1842820987"/>5 Planejamento das comunicações<text:bookmark-end text:name="__RefHeading__12555_1842820987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31">Gerência de projet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1">Reunião de kick-off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Apresentação do escopo inicial e comprometimento com o projeto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Reunião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Patrocinador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Equipe do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Início do projeto</text:p>
          </table:table-cell>
        </table:table-row>
        <table:table-row>
          <table:table-cell table:style-name="Tabela6.A2" table:number-columns-spanned="2" office:value-type="string">
            <text:p text:style-name="P31">Apresentação do plano do projeto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Apresentar o plano do projeto e obter o comprometimento com ele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Reunião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es de projeto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Equipe do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Final da fase de planejamento</text:p>
          </table:table-cell>
        </table:table-row>
        <table:table-row>
          <table:table-cell table:style-name="Tabela6.A2" table:number-columns-spanned="2" office:value-type="string">
            <text:p text:style-name="P31">Viabilidade do projeto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Apresentar para o patrocinador o plano de projeto e obter o comprometimento dele avaliando a viabilidade do projeto.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Reunião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es de projeto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Patrocinador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Final da fase de planejamento</text:p>
          </table:table-cell>
        </table:table-row>
        <table:table-row>
          <table:table-cell table:style-name="Tabela6.A2" table:number-columns-spanned="2" office:value-type="string">
            <text:p text:style-name="P31">Alteração no plano do projeto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Obter comprometimento com o plano de projeto observando as alterações <text:soft-page-break/>sofridas.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Reunião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es de projeto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Equipe do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Sob demanda</text:p>
          </table:table-cell>
        </table:table-row>
        <table:table-row>
          <table:table-cell table:style-name="Tabela6.A2" table:number-columns-spanned="2" office:value-type="string">
            <text:p text:style-name="P31">Monitoramento do projeto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Monitorar o projeto para que ações corretivas possam ser realizadas antes que problemas afetem o progresso do projeto.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Reunião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es de projeto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Patrocinador e equipe do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Ao final de cada iteração</text:p>
          </table:table-cell>
        </table:table-row>
        <table:table-row>
          <table:table-cell table:style-name="Tabela6.A2" table:number-columns-spanned="2" office:value-type="string">
            <text:p text:style-name="P31">Marco do projeto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Dar visibilidade e reavaliar a viabilidade do projeto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Reunião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es de projeto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Patrocinador e Equipe do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Nos marcos do projeto de acordo com o cronograma.</text:p>
          </table:table-cell>
        </table:table-row>
        <table:table-row>
          <table:table-cell table:style-name="Tabela6.A38" table:number-columns-spanned="2" office:value-type="string">
            <text:p text:style-name="P32">Gerência de requisitos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1">Comprometimento com os requisitos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Obter aprovação e comprometimento com os requisitos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Reunião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Engenheiros de requisitos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Fornecedor de requisitos e equipe do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Finalização dos requisitos</text:p>
          </table:table-cell>
        </table:table-row>
        <table:table-row>
          <table:table-cell table:style-name="Tabela6.A2" table:number-columns-spanned="2" office:value-type="string">
            <text:p text:style-name="P31">Parecer sobre solicitação de mudanças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Informar se a solicitação de mudança foi aceita ou não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E-mail</text:p>
          </table:table-cell>
        </table:table-row>
        <text:soft-page-break/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Engenheiro de requisitos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Solicitante de mudança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Ao final da avaliação da solicitação de requisitos</text:p>
          </table:table-cell>
        </table:table-row>
        <table:table-row>
          <table:table-cell table:style-name="Tabela6.A38" table:number-columns-spanned="2" office:value-type="string">
            <text:p text:style-name="P31">Medi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1">Indicadores da medição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Comunicar os dados e os resultados das análises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E-mail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 de medição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Gestores do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Após a formalização dos dados e resultados</text:p>
          </table:table-cell>
        </table:table-row>
        <table:table-row>
          <table:table-cell table:style-name="Tabela6.A38" table:number-columns-spanned="2" office:value-type="string">
            <text:p text:style-name="P31">Gerência de Configura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1">Nova baseline estabelecida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Comunicar nova baseline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E-mail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 de configuração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Equipe do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Ao ser definida nova baseline</text:p>
          </table:table-cell>
        </table:table-row>
        <table:table-row>
          <table:table-cell table:style-name="Tabela6.A38" table:number-columns-spanned="2" office:value-type="string">
            <text:p text:style-name="P31">Garantia da Qualidade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1">Problemas e Não-conformidade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Comunicar a identificação de problemas e não-conformidades</text:p>
          </table:table-cell>
        </table:table-row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E-mail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 de qualidade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Gestores de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Após o registro de problemas e não-conformidades</text:p>
          </table:table-cell>
        </table:table-row>
        <table:table-row>
          <table:table-cell table:style-name="Tabela6.A38" table:number-columns-spanned="2" office:value-type="string">
            <text:p text:style-name="P31">Aquisi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1">Resultado de solicitação de aquisições</text:p>
          </table:table-cell>
          <table:covered-table-cell/>
        </table:table-row>
        <table:table-row>
          <table:table-cell table:style-name="Tabela6.A78" office:value-type="string">
            <text:p text:style-name="Text_20_body">Propósito:</text:p>
          </table:table-cell>
          <table:table-cell table:style-name="Tabela6.B78" office:value-type="string">
            <text:p text:style-name="Table_20_Contents">Comunicar se solicitação de nova aquisição foi atendida ou não.</text:p>
          </table:table-cell>
        </table:table-row>
        <text:soft-page-break/>
        <table:table-row>
          <table:table-cell table:style-name="Tabela6.A78" office:value-type="string">
            <text:p text:style-name="Text_20_body">Meio preferencial:</text:p>
          </table:table-cell>
          <table:table-cell table:style-name="Tabela6.B78" office:value-type="string">
            <text:p text:style-name="Table_20_Contents">E-mail</text:p>
          </table:table-cell>
        </table:table-row>
        <table:table-row>
          <table:table-cell table:style-name="Tabela6.A78" office:value-type="string">
            <text:p text:style-name="Text_20_body">Emissor:</text:p>
          </table:table-cell>
          <table:table-cell table:style-name="Tabela6.B78" office:value-type="string">
            <text:p text:style-name="Table_20_Contents">Gestor de aquisição</text:p>
          </table:table-cell>
        </table:table-row>
        <table:table-row>
          <table:table-cell table:style-name="Tabela6.A78" office:value-type="string">
            <text:p text:style-name="Text_20_body">Receptor:</text:p>
          </table:table-cell>
          <table:table-cell table:style-name="Tabela6.B78" office:value-type="string">
            <text:p text:style-name="Table_20_Contents">Gestores de projeto</text:p>
          </table:table-cell>
        </table:table-row>
        <table:table-row>
          <table:table-cell table:style-name="Tabela6.A78" office:value-type="string">
            <text:p text:style-name="Text_20_body">Quando:</text:p>
          </table:table-cell>
          <table:table-cell table:style-name="Tabela6.B78" office:value-type="string">
            <text:p text:style-name="Table_20_Contents">Após o parecer do Administrador da Fábrica de Software</text:p>
          </table:table-cell>
        </table:table-row>
        <table:table-row>
          <table:table-cell table:style-name="Tabela6.A38" table:number-columns-spanned="2" office:value-type="string">
            <text:p text:style-name="P31">Gerência de portifóli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1">Alocação do papel Gestor de comunicação e RH na fase inicial do projeto</text:p>
          </table:table-cell>
          <table:covered-table-cell/>
        </table:table-row>
        <table:table-row>
          <table:table-cell table:style-name="Tabela6.A85" table:number-columns-spanned="2" office:value-type="string">
            <text:p text:style-name="Text_20_body">Propósito: Definir quem será o responsável pelo papel de gestor de comunicação e RH</text:p>
          </table:table-cell>
          <table:covered-table-cell/>
        </table:table-row>
        <table:table-row>
          <table:table-cell table:style-name="Tabela6.A85" table:number-columns-spanned="2" office:value-type="string">
            <text:p text:style-name="Text_20_body">Meio preferencial: Reunião</text:p>
          </table:table-cell>
          <table:covered-table-cell/>
        </table:table-row>
        <table:table-row>
          <table:table-cell table:style-name="Tabela6.A85" table:number-columns-spanned="2" office:value-type="string">
            <text:p text:style-name="Text_20_body">Emissor: Gestor de portifólio</text:p>
          </table:table-cell>
          <table:covered-table-cell/>
        </table:table-row>
        <table:table-row>
          <table:table-cell table:style-name="Tabela6.A85" table:number-columns-spanned="2" office:value-type="string">
            <text:p text:style-name="Text_20_body">Receptor: Equipe do projeto</text:p>
          </table:table-cell>
          <table:covered-table-cell/>
        </table:table-row>
        <table:table-row>
          <table:table-cell table:style-name="Tabela6.A85" table:number-columns-spanned="2" office:value-type="string">
            <text:p text:style-name="Text_20_body">Quando: Reunião de kick-off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ext:p text:style-name="P18"/>
      <text:p text:style-name="P11"><text:span text:style-name="Fonte_20_parág._20_padrão"><text:span text:style-name="T7"/></text:span></text:p>
      <text:p text:style-name="P10"><text:span text:style-name="Fonte_20_parág._20_padrã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cm" fo:margin-bottom="0cm" style:contextual-spacing="false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style:contextual-spacing="false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LCOM_PlanoComunicaca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2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7T20:50:48.69</dc:date>
    <meta:editing-cycles>18</meta:editing-cycles>
    <meta:editing-duration>P4DT7H42M12S</meta:editing-duration>
    <meta:document-statistic meta:table-count="6" meta:image-count="3" meta:object-count="0" meta:page-count="12" meta:paragraph-count="395" meta:word-count="1517" meta:character-count="11934" meta:non-whitespace-character-count="10788"/>
    <meta:template xlink:type="simple" xlink:actuate="onRequest" xlink:title="" xlink:href="../../sgb-02-2012-read-only/Gerencia_de_Configuracao/Template/SGB_TEMPL_TemplateDocumentos.odt/Normal.dotm"/>
  </office:meta>
</office:document-meta>
</file>